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AUCAS QUINTANILLA, FLOR</text:span></text:p>
      <text:p text:style-name="P3"><text:span text:style-name="T6">CANT. TOTAL DE CAJAS: 1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LEXNADER RODRIGUE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MACEN</text:span></text:p>
      <text:p text:style-name="P6"/>
      <text:p text:style-name="P6">Recojo: <text:span text:style-name="T3">PAUCAS QUINTANILLA, FLOR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00:03:5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